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language="en" fo:country="US"/>
    </style:style>
    <style:style style:name="P3" style:family="paragraph" style:parent-style-name="Standard">
      <style:text-properties fo:language="ru" fo:country="RU"/>
    </style:style>
    <style:style style:name="P4" style:family="paragraph" style:parent-style-name="Standard">
      <style:text-properties fo:language="ru" fo:country="RU" fo:font-weight="bold" style:font-weight-asian="bold" style:font-weight-complex="bold"/>
    </style:style>
    <style:style style:name="P5" style:family="paragraph" style:parent-style-name="Standard" style:list-style-name="L4">
      <style:text-properties fo:language="ru" fo:country="RU"/>
    </style:style>
    <style:style style:name="P6" style:family="paragraph" style:parent-style-name="Standard" style:list-style-name="L5">
      <style:text-properties fo:language="ru" fo:country="RU"/>
    </style:style>
    <style:style style:name="P7" style:family="paragraph" style:parent-style-name="Standard" style:list-style-name="L6">
      <style:text-properties fo:language="ru" fo:country="RU"/>
    </style:style>
    <style:style style:name="P8" style:family="paragraph" style:parent-style-name="Standard" style:list-style-name="L7">
      <style:text-properties fo:language="ru" fo:country="RU"/>
    </style:style>
    <style:style style:name="P9" style:family="paragraph" style:parent-style-name="Standard" style:list-style-name="L5"/>
    <style:style style:name="T1" style:family="text">
      <style:text-properties fo:language="en" fo:country="US"/>
    </style:style>
    <style:style style:name="T2" style:family="text">
      <style:text-properties fo:language="ru" fo:country="RU"/>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Набор сбивчивых мыслей.</text:h>
      <text:p text:style-name="P1"/>
      <text:h text:style-name="Heading_20_3" text:outline-level="3">Зачем нужен <text:span text:style-name="T1">ski73</text:span></text:h>
      <text:p text:style-name="P2"/>
      <text:p text:style-name="P1"><text:span text:style-name="T1"><text:tab/></text:span>В целом система направлена чтобы сделать жизнь спортсменов-лыжников приятней. Условно разделим лыжников на активных, делающих от 2-х тренировок в неделю и любителей, тренирующихся раз в неделю или даже месяц. Как правило любители никогда не участвуют в соревнованиях, зато с удовольствием проводят время на лыжне, им приносит удовольствие качественная инфраструктура в любимом месте их отдыха. Есть определенный информационный барьер, который участники второй группы не могут преодолеть для полноценного участия в лыжной жизни нашей области. </text:p>
      <text:p text:style-name="P1"><text:tab/>Замечу что качество инфраструктуры для занятия лыжным спортом в регионе (и не только в нашем) оставляет желать лучшего. Речь идет не только о качестве и ухоженности лыжного (прокатного) инвентаря, но и о возможности качественно отдохнуть после физических нагрузок. Большим шагом в развитии могло бы стать ПОЛНОЕ освещение одной или ряда лыжных трасс в вечернее время на территории города Ульяновска и ключевых населенных пунктов. Но это мечты :). Главное для любителя — чувство не зря потраченного времени, для этих людей два выходных на вес золота. </text:p>
      <text:p text:style-name="P1"><text:tab/>Вернемся к информационной составляющей. Все что можно на данном этапе предложить любителям - возможность получать новости на <text:span text:style-name="T1">email <text:s/></text:span>и сотовый телефон . Встает справедливый вопрос какому количеству любителей это может быть нужно? Думаю такие люди есть, возможно их даже больше чем 10-20 человек. Это люди которые не прочь в свободное время потренироваться чуть более чем на любительском уровне. Возможно имеет смысл консолидировать этих людей.</text:p>
      <text:p text:style-name="P1"><text:tab/>Спортсменами как правило можно считать людей до 40 лет. При этом чем старше возраст тем более малочисленна группа спортсменов. Так сложилась, что в этой жизни <text:s text:c="2"/>что далеко не все представители лыжной культуры отдаются её на все 100%. </text:p>
      <text:p text:style-name="P1"><text:tab/></text:p>
      <text:p text:style-name="P1"><text:tab/>Для всех людей участвующих в соревнованиях на сайте предусмотрена хранения и представления спортсменам протоколов <text:span text:style-name="T1">online. </text:span>Сама возможность ценна в исторической перспективе. Возможно кто-то и задастся вопросом - «Где там у меня протоколо 3-х летней давности? Ах я же выкинул старый компьютер еще 2 года назад», а кто-то подумает зачем мне вообще эти воспоминания и тоже будет прав. </text:p>
      <text:p text:style-name="P1"><text:tab/>Сейчас администратор сайта имеет возможность прогружать в базу данных сайта специальным образом оформленные <text:span text:style-name="T3">результаты</text:span> в файле <text:span text:style-name="T1">xls </text:span>формата. Эти данные можно наблюдать в разделе <text:span text:style-name="T1">“</text:span>Соревнования<text:span text:style-name="T1">”, </text:span>все события отранжированы по времени проведения. Существует возможность распечатать результаты по всем открытым группам, весь мусор фильтруется и не идет на печать.</text:p>
      <text:p text:style-name="P1"><text:tab/><text:span text:style-name="T3">Новости</text:span>, тут всё зависит от человека их подготавливающего. Думаю что в новостях можно освещать не только сухую статистику. Можно рассказать о спортсменах за пределами лыжни, немного истории никому не повредит, цель донести атмосферу до тех людей, которым её не хватает. Самым лучшим вариантом могла бы стать инициативная группа знакомая со всем лыжным бомондом.</text:p>
      <text:p text:style-name="P1"><text:tab/><text:span text:style-name="T3">Оповещение</text:span> по <text:span text:style-name="T1">email </text:span>и <text:span text:style-name="T1">sms </text:span>может быть очень полезно для людей <text:span text:style-name="T3">не</text:span> занимающихся с тренерами <text:span text:style-name="T3">одиночек</text:span> — наверное это и есть целевая группа <text:span text:style-name="T1">ski73 </text:span>на данном этапе развития системы. Пусть намечается спортивное мероприятие, о нем знают все тренера имеющие на руках программу соревнований, насколько мне известно она утверждается в департаменте физической культуры. Можно быть уверенным что в гонке примут участие все те кто должен там быть: зарегистрированные тренерами спортсмены и все те кто очень внимательно следит <text:soft-page-break/>за программой событий. Одиночки — это как раз те люди, которые каким то образом выпали из этого круга избранных. Я считаю, что за счет рассылки можно привлечь к лыжным мероприятиям в городе и области немаленькую группу лыжников. 10-20 человек — это уже прорыв. Обязательно нужно приглашать людей на открытые этапы кубка области, ежегодные открытые марафоны и др. Инициатива должна идти от организаторов к участникам, а не наоборот!!! Имея под рукой мобильный я должен быть уверен, что меня не забудут и позовут. </text:p>
      <text:p text:style-name="P1"/>
      <text:h text:style-name="Heading_20_3" text:outline-level="3">Состояние <text:span text:style-name="T1">ski73.ru</text:span></text:h>
      <text:p text:style-name="P1">Сейчас можно сказать что 1 альфа версия продукта практически готова</text:p>
      <text:p text:style-name="P1"/>
      <text:p text:style-name="P4">Реализовано:</text:p>
      <text:list xml:id="list36393953" text:style-name="L5">
        <text:list-item>
          <text:p text:style-name="P9"><text:span text:style-name="T2">Новости</text:span></text:p>
        </text:list-item>
        <text:list-item>
          <text:p text:style-name="P9"><text:span text:style-name="T2">Рассылка</text:span></text:p>
        </text:list-item>
        <text:list-item>
          <text:p text:style-name="P6">Загрузка, хранение и отображение с возможностью выборочной печати протоколов из <text:span text:style-name="T1">xls</text:span></text:p>
        </text:list-item>
      </text:list>
      <text:p text:style-name="P4">Осталось:</text:p>
      <text:list xml:id="list36388811" text:style-name="L4">
        <text:list-item>
          <text:p text:style-name="P5">Еженедельное резервное копирование базы данных. </text:p>
        </text:list-item>
        <text:list-item>
          <text:p text:style-name="P5">Отладка механизма отката из резервных копий</text:p>
        </text:list-item>
        <text:list-item>
          <text:p text:style-name="P5">Некоторое количество баг по юзабилити, например, в протоколах не выводится дистанция по забегам</text:p>
        </text:list-item>
        <text:list-item>
          <text:p text:style-name="P5">Список юзеров для админа с возможностью выборки по параметрам</text:p>
        </text:list-item>
        <text:list-item>
          <text:p text:style-name="P5">Стоимость пакета смс для админа, возможность мониторить редактировать список получателей</text:p>
        </text:list-item>
        <text:list-item>
          <text:p text:style-name="P5">Включить поддержку <text:span text:style-name="T1">internet explorer</text:span></text:p>
        </text:list-item>
      </text:list>
      <text:p text:style-name="P1"><text:span text:style-name="T1"/></text:p>
      <text:h text:style-name="Heading_20_4" text:outline-level="4">В планах на 2 версию</text:h>
      <text:p text:style-name="P1"/>
      <text:list xml:id="list36403200" text:style-name="L6">
        <text:list-item>
          <text:p text:style-name="P7">Введение прав администраторов</text:p>
        </text:list-item>
        <text:list-item>
          <text:p text:style-name="P7">Введение категории тренеров</text:p>
        </text:list-item>
        <text:list-item>
          <text:p text:style-name="P7">Возможность регистрации в соревновании как спортсменом самостоятельно, так и тренером. Спортсмены закрепляются за тренером, он в свою очередь просто указывает «Всех моих заявить на участие». Оставляем за тренером возможность вносить правки в заявку.</text:p>
        </text:list-item>
        <text:list-item>
          <text:p text:style-name="P7">Автоматическая генерация бланков протоколов на момент закрытия регистрации</text:p>
        </text:list-item>
        <text:list-item>
          <text:p text:style-name="P7">На соревновании бланки заполняются красивым каллиграфическим почерком</text:p>
        </text:list-item>
        <text:list-item>
          <text:p text:style-name="P7">Бланки сканируются, скан-копии загружаются и сохраняются на сайте.</text:p>
        </text:list-item>
      </text:list>
      <text:p text:style-name="P1"><text:tab/> </text:p>
      <text:h text:style-name="Heading_20_4" text:outline-level="4">В планах на <text:span text:style-name="T1">3</text:span> версию</text:h>
      <text:p text:style-name="P1"/>
      <text:list xml:id="list36412342" text:style-name="L7">
        <text:list-item>
          <text:p text:style-name="P8">Введение аналитики для спортсменов и тренеров:</text:p>
        </text:list-item>
        <text:list-item>
          <text:p text:style-name="P8">Активность спортсменов: участие в соревнованиях, результативность (графики) на месячной, годовой шкале. Возможность сведения на паре спортсменов или группе.</text:p>
        </text:list-item>
        <text:list-item>
          <text:p text:style-name="P8">Привязка публичных данных спортсмена к протоколам и аналитике. Связность должна быть максимально удобна.</text:p>
        </text:list-item>
      </text:list>
      <text:p text:style-name="P1"><text:tab/></text:p>
      <text:p text:style-name="P1"><text:tab/>Прошу лыжное сообщество и занять активную позицию, оценить возможную пользу от внедрения системы. Проекту требуются люди которые возьмут его на себя. Я, как <text:soft-page-break/>разработчик, отказываюсь от информационного наполнения сайта и готов передать полномочия инициативной групп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9T13:18:52.06</meta:creation-date>
    <meta:editing-duration>PT33M50S</meta:editing-duration>
    <meta:editing-cycles>6</meta:editing-cycles>
    <meta:generator>LibreOffice/3.4$Win32 LibreOffice_project/340m1$Build-502</meta:generator>
    <dc:date>2012-03-19T16:31:26.41</dc:date>
    <meta:document-statistic meta:table-count="0" meta:image-count="0" meta:object-count="0" meta:page-count="3" meta:paragraph-count="38" meta:word-count="801" meta:character-count="5649" meta:non-whitespace-character-count="4866"/>
  </office:meta>
</office:document-meta>
</file>